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7.9638in"/>
    </style:style>
    <style:style style:name="co4" style:family="table-column">
      <style:table-column-properties fo:break-before="auto" style:column-width="7.6236in"/>
    </style:style>
    <style:style style:name="co5" style:family="table-column">
      <style:table-column-properties fo:break-before="auto" style:column-width="7.6575in"/>
    </style:style>
    <style:style style:name="co6" style:family="table-column">
      <style:table-column-properties fo:break-before="auto" style:column-width="8.0091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4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order-left="0.0008in solid #000000" fo:border-right="0.0008in solid #000000" fo:border-top="none"/>
    </style:style>
    <style:style style:name="ce3" style:family="table-cell" style:parent-style-name="Default">
      <style:table-cell-properties fo:border-bottom="none" fo:border-left="0.0008in solid #000000" fo:border-right="0.0008in solid #000000" fo:border-top="none"/>
      <style:text-properties fo:color="#000080"/>
    </style:style>
    <style:style style:name="ce4" style:family="table-cell" style:parent-style-name="Default">
      <style:table-cell-properties fo:border-bottom="none" fo:background-color="#aecf00" fo:border-left="0.0008in solid #000000" fo:border-right="0.0008in solid #000000" fo:border-top="none"/>
    </style:style>
    <style:style style:name="ce1" style:family="table-cell" style:parent-style-name="Default">
      <style:table-cell-properties fo:border-bottom="none" fo:border-left="0.0008in solid #000000" fo:border-right="0.0008in solid #000000" fo:border-top="0.0008in solid #000000"/>
      <style:text-properties fo:color="#ff0000"/>
    </style:style>
    <style:style style:name="ce6" style:family="table-cell" style:parent-style-name="Default">
      <style:table-cell-properties fo:border-bottom="0.0008in solid #000000" fo:background-color="#e6ff00" fo:border-left="0.0008in solid #000000" fo:border-right="0.0008in solid #000000" fo:border-top="none"/>
    </style:style>
    <style:style style:name="ce5" style:family="table-cell" style:parent-style-name="Default">
      <style:table-cell-properties fo:border-bottom="none" fo:background-color="#e6ff00" fo:border-left="0.0008in solid #000000" fo:border-right="0.0008in solid #000000" fo:border-top="none"/>
    </style:style>
    <style:style style:name="ce10" style:family="table-cell" style:parent-style-name="Default">
      <style:table-cell-properties fo:background-color="#9999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00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008in solid #000000" fo:border-right="0.0008in solid #000000" fo:border-top="none"/>
      <style:text-properties fo:color="#ff0000"/>
    </style:style>
    <style:style style:name="ce13" style:family="table-cell" style:parent-style-name="Default">
      <style:table-cell-properties fo:border-bottom="none" fo:border-left="0.0008in solid #000000" fo:border-right="0.0008in solid #000000" fo:border-top="0.0008in solid #000000"/>
      <style:text-properties fo:color="#000080"/>
    </style:style>
    <style:style style:name="ta_extref" style:family="table">
      <style:table-properties table:display="false"/>
    </style:style>
  </office:automatic-styles>
  <office:body>
    <office:spreadsheet>
      <table:table table:name="New Source_GPS" table:style-name="ta1" table:print="false">
        <table:table-column table:style-name="co6" table:default-cell-style-name="ce2"/>
        <table:table-row table:style-name="ro1">
          <table:table-cell table:style-name="ce1" office:value-type="string">
            <text:p>Volume, Cylinder /gps/pos/radius 2.665 mm</text:p>
          </table:table-cell>
        </table:table-row>
        <table:table-row table:style-name="ro2">
          <table:table-cell/>
        </table:table-row>
        <table:table-row table:style-name="ro2">
          <table:table-cell table:style-name="ce3" office:value-type="string">
            <text:p>Test with mintheta 0. deg, maxtheta 15.0 deg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ollimatorTestThickness = 1.0 cm</text:p>
          </table:table-cell>
        </table:table-row>
        <table:table-row table:style-name="ro2">
          <table:table-cell office:value-type="string">
            <text:p>collimatorTestDiameter = 2.0 cm</text:p>
          </table:table-cell>
        </table:table-row>
        <table:table-row table:style-name="ro2">
          <table:table-cell office:value-type="string">
            <text:p>collimatorTestHoleDiameter = 0.3 mm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>
            <text:p>Total simulated Events: 10000000|Events Passed the detector: 135| Events Interacted: 126| Photopeak Events: 126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ollimatorTestThickness = 1.0 cm</text:p>
          </table:table-cell>
        </table:table-row>
        <table:table-row table:style-name="ro2">
          <table:table-cell office:value-type="string">
            <text:p>collimatorTestDiameter = 2.0 cm</text:p>
          </table:table-cell>
        </table:table-row>
        <table:table-row table:style-name="ro2">
          <table:table-cell office:value-type="string">
            <text:p>collimatorTestHoleDiameter = 0.7 mm</text:p>
          </table:table-cell>
        </table:table-row>
        <table:table-row table:style-name="ro2">
          <table:table-cell/>
        </table:table-row>
        <table:table-row table:style-name="ro2">
          <table:table-cell table:style-name="ce5" office:value-type="string">
            <text:p>Total simulated Events: 10000000|Events Passed the detector: 3447| Events Interacted: 3229| Photopeak Events: 3229</text:p>
          </table:table-cell>
        </table:table-row>
        <table:table-row table:style-name="ro2">
          <table:table-cell/>
        </table:table-row>
        <table:table-row table:style-name="ro2">
          <table:table-cell table:style-name="ce3" office:value-type="string">
            <text:p>Test With Isotropic Source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ollimatorTestThickness = 1.0 cm</text:p>
          </table:table-cell>
        </table:table-row>
        <table:table-row table:style-name="ro2">
          <table:table-cell office:value-type="string">
            <text:p>collimatorTestDiameter = 2.0 cm</text:p>
          </table:table-cell>
        </table:table-row>
        <table:table-row table:style-name="ro2">
          <table:table-cell office:value-type="string">
            <text:p>CollimatorTestHoleDiameter = 0.3 mm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>
            <text:p>Total simulated Events: 10000000|Events Passed the detector: 2| Events Interacted: 1| Photopeak Events: 1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ollimatorTestThickness = 1.0 cm</text:p>
          </table:table-cell>
        </table:table-row>
        <table:table-row table:style-name="ro2">
          <table:table-cell office:value-type="string">
            <text:p>collimatorTestDiameter = 2.0 cm</text:p>
          </table:table-cell>
        </table:table-row>
        <table:table-row table:style-name="ro2">
          <table:table-cell office:value-type="string">
            <text:p>collimatorTestHoleDiameter = 0.7 mm</text:p>
          </table:table-cell>
        </table:table-row>
        <table:table-row table:style-name="ro2">
          <table:table-cell/>
        </table:table-row>
        <table:table-row table:style-name="ro2">
          <table:table-cell table:style-name="ce6" office:value-type="string">
            <text:p>Total simulated Events: 10000000|Events Passed the detector: 70| Events Interacted: 67| Photopeak Events: 67</text:p>
          </table:table-cell>
        </table:table-row>
        <table:table-row table:style-name="ro2">
          <table:table-cell table:style-name="Default"/>
        </table:table-row>
        <table:table-row table:style-name="ro2">
          <table:table-cell table:style-name="ce1" office:value-type="string">
            <text:p>Surface, Cylinder /gps/pos/radius 2.665 mm</text:p>
          </table:table-cell>
        </table:table-row>
        <table:table-row table:style-name="ro2">
          <table:table-cell/>
        </table:table-row>
        <table:table-row table:style-name="ro2">
          <table:table-cell table:style-name="ce3" office:value-type="string">
            <text:p>Test With Isotropic Source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ollimatorTestThickness = 1.0 cm</text:p>
          </table:table-cell>
        </table:table-row>
        <table:table-row table:style-name="ro2">
          <table:table-cell office:value-type="string">
            <text:p>collimatorTestDiameter = 2.0 cm</text:p>
          </table:table-cell>
        </table:table-row>
        <table:table-row table:style-name="ro2">
          <table:table-cell office:value-type="string">
            <text:p>collimatorTestHoleDiameter = 0.3 mm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>
            <text:p>Total simulated Events: 10000000|Events Passed the detector: 2| Events Interacted: 2| Photopeak Events: 2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ollimatorTestThickness = 1.0 cm</text:p>
          </table:table-cell>
        </table:table-row>
        <table:table-row table:style-name="ro2">
          <table:table-cell office:value-type="string">
            <text:p>collimatorTestDiameter = 2.0 cm</text:p>
          </table:table-cell>
        </table:table-row>
        <table:table-row table:style-name="ro2">
          <table:table-cell office:value-type="string">
            <text:p>collimatorTestHoleDiameter = 0.7 mm</text:p>
          </table:table-cell>
        </table:table-row>
        <table:table-row table:style-name="ro2">
          <table:table-cell/>
        </table:table-row>
        <table:table-row table:style-name="ro2">
          <table:table-cell table:style-name="ce6" office:value-type="string">
            <text:p>Total simulated Events: 10000000|Events Passed the detector: 55| Events Interacted: 53| Photopeak Events: 53</text:p>
          </table:table-cell>
        </table:table-row>
        <table:table-row table:style-name="ro2">
          <table:table-cell table:style-name="Default"/>
        </table:table-row>
        <table:table-row table:style-name="ro2">
          <table:table-cell table:style-name="ce1" office:value-type="string">
            <text:p>Surface, Cylinder /gps/pos/radius 2.665 mm, /gps/pos/halfy 0.36 mm</text:p>
          </table:table-cell>
        </table:table-row>
        <table:table-row table:style-name="ro2">
          <table:table-cell table:style-name="ce12"/>
        </table:table-row>
        <table:table-row table:style-name="ro2">
          <table:table-cell table:style-name="ce3" office:value-type="string">
            <text:p>Test With Isotropic Source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ollimatorTestThickness = 1.0 cm</text:p>
          </table:table-cell>
        </table:table-row>
        <table:table-row table:style-name="ro2">
          <table:table-cell office:value-type="string">
            <text:p>collimatorTestDiameter = 2.0 cm</text:p>
          </table:table-cell>
        </table:table-row>
        <table:table-row table:style-name="ro2">
          <table:table-cell office:value-type="string">
            <text:p>collimatorTestHoleDiameter = 0.3 mm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>
            <text:p>Total simulated Events: 10000000|Events Passed the detector: 2| Events Interacted: 2| Photopeak Events: 2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ollimatorTestThickness = 1.0 cm</text:p>
          </table:table-cell>
        </table:table-row>
        <table:table-row table:style-name="ro2">
          <table:table-cell office:value-type="string">
            <text:p>collimatorTestDiameter = 2.0 cm</text:p>
          </table:table-cell>
        </table:table-row>
        <table:table-row table:style-name="ro2">
          <table:table-cell office:value-type="string">
            <text:p>collimatorTestHoleDiameter = 0.7 mm</text:p>
          </table:table-cell>
        </table:table-row>
        <table:table-row table:style-name="ro2">
          <table:table-cell/>
        </table:table-row>
        <table:table-row table:style-name="ro2">
          <table:table-cell table:style-name="ce6" office:value-type="string">
            <text:p>Total simulated Events: 10000000|Events Passed the detector: 63| Events Interacted: 57| Photopeak Events: 57</text:p>
          </table:table-cell>
        </table:table-row>
        <table:table-row table:style-name="ro2">
          <table:table-cell table:style-name="Default"/>
        </table:table-row>
        <table:table-row table:style-name="ro2">
          <table:table-cell table:style-name="ce1" office:value-type="string">
            <text:p>Volume, Cylinder /gps/pos/radius 2.665 mm, /gps/pos/halfy 0.36 mm</text:p>
          </table:table-cell>
        </table:table-row>
        <table:table-row table:style-name="ro2">
          <table:table-cell table:style-name="ce12"/>
        </table:table-row>
        <table:table-row table:style-name="ro2">
          <table:table-cell table:style-name="ce3" office:value-type="string">
            <text:p>Test With Isotropic Source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ollimatorTestThickness = 1.0 cm</text:p>
          </table:table-cell>
        </table:table-row>
        <table:table-row table:style-name="ro2">
          <table:table-cell office:value-type="string">
            <text:p>collimatorTestDiameter = 2.0 cm</text:p>
          </table:table-cell>
        </table:table-row>
        <table:table-row table:style-name="ro2">
          <table:table-cell office:value-type="string">
            <text:p>collimatorTestHoleDiameter = 0.3 mm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>
            <text:p>Total simulated Events: 10000000|Events Passed the detector: 2| Events Interacted: 2| Photopeak Events: 2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ollimatorTestThickness = 1.0 cm</text:p>
          </table:table-cell>
        </table:table-row>
        <table:table-row table:style-name="ro2">
          <table:table-cell office:value-type="string">
            <text:p>collimatorTestDiameter = 2.0 cm</text:p>
          </table:table-cell>
        </table:table-row>
        <table:table-row table:style-name="ro2">
          <table:table-cell office:value-type="string">
            <text:p>collimatorTestHoleDiameter = 0.7 mm</text:p>
          </table:table-cell>
        </table:table-row>
        <table:table-row table:style-name="ro2">
          <table:table-cell/>
        </table:table-row>
        <table:table-row table:style-name="ro2">
          <table:table-cell table:style-name="ce6" office:value-type="string">
            <text:p>Total simulated Events: 10000000|Events Passed the detector: 49| Events Interacted: 47| Photopeak Events: 47</text:p>
          </table:table-cell>
        </table:table-row>
        <table:table-row table:style-name="ro2" table:number-rows-repeated="2">
          <table:table-cell table:style-name="Default"/>
        </table:table-row>
        <table:table-row table:style-name="ro2">
          <table:table-cell table:style-name="ce13" office:value-type="string">
            <text:p>Test with mintheta 0. deg, maxtheta 0.5 deg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ollimatorTestThickness = 0.7 cm</text:p>
          </table:table-cell>
        </table:table-row>
        <table:table-row table:style-name="ro2">
          <table:table-cell office:value-type="string">
            <text:p>collimatorTestDiameter = 2.0 cm</text:p>
          </table:table-cell>
        </table:table-row>
        <table:table-row table:style-name="ro2">
          <table:table-cell office:value-type="string">
            <text:p>CollimatorTestHoleDiameter = 0.3 mm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>
            <text:p>Total simulated Events: 10000000|Events Passed the detector: 26646| Events Interacted: 24805| Photopeak Events: 24805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ollimatorTestThickness = 0.7 cm</text:p>
          </table:table-cell>
        </table:table-row>
        <table:table-row table:style-name="ro2">
          <table:table-cell office:value-type="string">
            <text:p>collimatorTestDiameter = 2.0 cm</text:p>
          </table:table-cell>
        </table:table-row>
        <table:table-row table:style-name="ro2">
          <table:table-cell office:value-type="string">
            <text:p>collimatorTestHoleDiameter = 0.7 mm</text:p>
          </table:table-cell>
        </table:table-row>
        <table:table-row table:style-name="ro2">
          <table:table-cell/>
        </table:table-row>
        <table:table-row table:style-name="ro2">
          <table:table-cell table:style-name="ce5" office:value-type="string">
            <text:p>Total simulated Events: 10000000|Events Passed the detector: 160875| Events Interacted: 149831| Photopeak Events: 149831</text:p>
          </table:table-cell>
        </table:table-row>
        <table:table-row table:style-name="ro2">
          <table:table-cell/>
        </table:table-row>
        <table:table-row table:style-name="ro2">
          <table:table-cell table:style-name="ce3" office:value-type="string">
            <text:p>Test With Isotropic Source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ollimatorTestThickness = 0.7 cm</text:p>
          </table:table-cell>
        </table:table-row>
        <table:table-row table:style-name="ro2">
          <table:table-cell office:value-type="string">
            <text:p>collimatorTestDiameter = 2.0 cm</text:p>
          </table:table-cell>
        </table:table-row>
        <table:table-row table:style-name="ro2">
          <table:table-cell office:value-type="string">
            <text:p>CollimatorTestHoleDiameter = 0.3 mm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>
            <text:p>Total simulated Events: 10000000|Events Passed the detector: 8| Events Interacted: 7| Photopeak Events: 7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ollimatorTestThickness = 0.7 cm</text:p>
          </table:table-cell>
        </table:table-row>
        <table:table-row table:style-name="ro2">
          <table:table-cell office:value-type="string">
            <text:p>collimatorTestDiameter = 2.0 cm</text:p>
          </table:table-cell>
        </table:table-row>
        <table:table-row table:style-name="ro2">
          <table:table-cell office:value-type="string">
            <text:p>collimatorTestHoleDiameter = 0.7 mm</text:p>
          </table:table-cell>
        </table:table-row>
        <table:table-row table:style-name="ro2">
          <table:table-cell/>
        </table:table-row>
        <table:table-row table:style-name="ro2">
          <table:table-cell table:style-name="ce5" office:value-type="string">
            <text:p>Total simulated Events: 10000000|Events Passed the detector: 83| Events Interacted: 78| Photopeak Events: 78</text:p>
          </table:table-cell>
        </table:table-row>
      </table:table>
      <table:table table:name="Old Source_GPS" table:style-name="ta1" table:print="false">
        <table:table-column table:style-name="co2" table:default-cell-style-name="ce2"/>
        <table:table-row table:style-name="ro1">
          <table:table-cell table:style-name="ce1" office:value-type="string">
            <text:p>Volume, Cylinder /gps/pos/radius 1.5 mm</text:p>
          </table:table-cell>
        </table:table-row>
        <table:table-row table:style-name="ro2">
          <table:table-cell/>
        </table:table-row>
        <table:table-row table:style-name="ro2">
          <table:table-cell table:style-name="ce3" office:value-type="string">
            <text:p>Test with mintheta 0. deg, maxtheta 15.0 deg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ollimatorTestThickness = 1.0 cm</text:p>
          </table:table-cell>
        </table:table-row>
        <table:table-row table:style-name="ro2">
          <table:table-cell office:value-type="string">
            <text:p>collimatorTestDiameter = 2.0 cm</text:p>
          </table:table-cell>
        </table:table-row>
        <table:table-row table:style-name="ro2">
          <table:table-cell office:value-type="string">
            <text:p>collimatorTestHoleDiameter = 0.3 mm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>
            <text:p>Total simulated Events: 10000000|Events Passed the detector: 395| Events Interacted: 369| Photopeak Events: 369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ollimatorTestThickness = 1.0 cm</text:p>
          </table:table-cell>
        </table:table-row>
        <table:table-row table:style-name="ro2">
          <table:table-cell office:value-type="string">
            <text:p>collimatorTestDiameter = 2.0 cm</text:p>
          </table:table-cell>
        </table:table-row>
        <table:table-row table:style-name="ro2">
          <table:table-cell office:value-type="string">
            <text:p>collimatorTestHoleDiameter = 0.7 mm</text:p>
          </table:table-cell>
        </table:table-row>
        <table:table-row table:style-name="ro2">
          <table:table-cell/>
        </table:table-row>
        <table:table-row table:style-name="ro2">
          <table:table-cell table:style-name="ce5" office:value-type="string">
            <text:p>Total simulated Events: 10000000|Events Passed the detector: 6122| Events Interacted: 5716| Photopeak Events: 5716</text:p>
          </table:table-cell>
        </table:table-row>
        <table:table-row table:style-name="ro2">
          <table:table-cell/>
        </table:table-row>
        <table:table-row table:style-name="ro2">
          <table:table-cell table:style-name="ce3" office:value-type="string">
            <text:p>Test With Isotropic Source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ollimatorTestThickness = 0.7 cm</text:p>
          </table:table-cell>
        </table:table-row>
        <table:table-row table:style-name="ro2">
          <table:table-cell office:value-type="string">
            <text:p>collimatorTestDiameter = 2.0 cm</text:p>
          </table:table-cell>
        </table:table-row>
        <table:table-row table:style-name="ro2">
          <table:table-cell office:value-type="string">
            <text:p>CollimatorTestHoleDiameter = 0.3 mm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>
            <text:p>Total simulated Events: 10000000|Events Passed the detector: 3| Events Interacted: 3| Photopeak Events: 3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ollimatorTestThickness = 0.7 cm</text:p>
          </table:table-cell>
        </table:table-row>
        <table:table-row table:style-name="ro2">
          <table:table-cell office:value-type="string">
            <text:p>collimatorTestDiameter = 2.0 cm</text:p>
          </table:table-cell>
        </table:table-row>
        <table:table-row table:style-name="ro2">
          <table:table-cell office:value-type="string">
            <text:p>collimatorTestHoleDiameter = 0.7 mm</text:p>
          </table:table-cell>
        </table:table-row>
        <table:table-row table:style-name="ro2">
          <table:table-cell/>
        </table:table-row>
        <table:table-row table:style-name="ro2">
          <table:table-cell table:style-name="ce6" office:value-type="string">
            <text:p>Total simulated Events: 10000000|Events Passed the detector: 107| Events Interacted: 99| Photopeak Events: 99</text:p>
          </table:table-cell>
        </table:table-row>
        <table:table-row table:style-name="ro2">
          <table:table-cell table:style-name="Default"/>
        </table:table-row>
        <table:table-row table:style-name="ro2">
          <table:table-cell table:style-name="ce1" office:value-type="string">
            <text:p>Surface, Cylinder /gps/pos/radius 1.5 mm</text:p>
          </table:table-cell>
        </table:table-row>
        <table:table-row table:style-name="ro2">
          <table:table-cell/>
        </table:table-row>
        <table:table-row table:style-name="ro2">
          <table:table-cell table:style-name="ce3" office:value-type="string">
            <text:p>Test With Isotropic Source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ollimatorTestThickness = 0.7 cm</text:p>
          </table:table-cell>
        </table:table-row>
        <table:table-row table:style-name="ro2">
          <table:table-cell office:value-type="string">
            <text:p>collimatorTestDiameter = 2.0 cm</text:p>
          </table:table-cell>
        </table:table-row>
        <table:table-row table:style-name="ro2">
          <table:table-cell office:value-type="string">
            <text:p>CollimatorTestHoleDiameter = 0.3 mm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>
            <text:p>Total simulated Events: 10000000|Events Passed the detector: 6| Events Interacted: 6| Photopeak Events: 6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ollimatorTestThickness = 0.7 cm</text:p>
          </table:table-cell>
        </table:table-row>
        <table:table-row table:style-name="ro2">
          <table:table-cell office:value-type="string">
            <text:p>collimatorTestDiameter = 2.0 cm</text:p>
          </table:table-cell>
        </table:table-row>
        <table:table-row table:style-name="ro2">
          <table:table-cell office:value-type="string">
            <text:p>collimatorTestHoleDiameter = 0.7 mm</text:p>
          </table:table-cell>
        </table:table-row>
        <table:table-row table:style-name="ro2">
          <table:table-cell/>
        </table:table-row>
        <table:table-row table:style-name="ro2">
          <table:table-cell table:style-name="ce6" office:value-type="string">
            <text:p>Total simulated Events: 10000000|Events Passed the detector: 93| Events Interacted: 85| Photopeak Events: 85</text:p>
          </table:table-cell>
        </table:table-row>
      </table:table>
      <table:table table:name="Comparison" table:style-name="ta1" table:print="false">
        <table:table-column table:style-name="co4" table:default-cell-style-name="ce2"/>
        <table:table-column table:style-name="co5" table:default-cell-style-name="ce2"/>
        <table:table-row table:style-name="ro2">
          <table:table-cell table:style-name="ce10" office:value-type="string">
            <text:p>NEW SOURCE (ACTIVE DIAMETER 5.33 MM)</text:p>
          </table:table-cell>
          <table:table-cell table:style-name="ce11" office:value-type="string">
            <text:p>OLD SOURCE (ACTIVE DIAMETER 3.0 MM)</text:p>
          </table:table-cell>
        </table:table-row>
        <table:table-row table:style-name="ro2">
          <table:table-cell table:style-name="ce1" office:value-type="string">
            <text:p>Volume, Cylinder /gps/pos/radius 2.665 mm</text:p>
          </table:table-cell>
          <table:table-cell table:style-name="ce1" office:value-type="string">
            <text:p>Volume, Cylinder /gps/pos/radius 1.5 mm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3" office:value-type="string">
            <text:p>Test with mintheta 0. deg, maxtheta 15.0 deg</text:p>
          </table:table-cell>
          <table:table-cell table:style-name="ce3" office:value-type="string">
            <text:p>Test with mintheta 0. deg, maxtheta 15.0 deg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ollimatorTestThickness = 1.0 cm</text:p>
          </table:table-cell>
          <table:table-cell office:value-type="string">
            <text:p>collimatorTestThickness = 1.0 cm</text:p>
          </table:table-cell>
        </table:table-row>
        <table:table-row table:style-name="ro2">
          <table:table-cell office:value-type="string">
            <text:p>collimatorTestDiameter = 2.0 cm</text:p>
          </table:table-cell>
          <table:table-cell office:value-type="string">
            <text:p>collimatorTestDiameter = 2.0 cm</text:p>
          </table:table-cell>
        </table:table-row>
        <table:table-row table:style-name="ro2">
          <table:table-cell office:value-type="string">
            <text:p>collimatorTestHoleDiameter = 0.3 mm</text:p>
          </table:table-cell>
          <table:table-cell office:value-type="string">
            <text:p>collimatorTestHoleDiameter = 0.3 mm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>
            <text:p>Total simulated Events: 10000000|Events Passed the detector: 135| Events Interacted: 126| Photopeak Events: 126</text:p>
          </table:table-cell>
          <table:table-cell table:style-name="ce4" office:value-type="string">
            <text:p>Total simulated Events: 10000000|Events Passed the detector: 395| Events Interacted: 369| Photopeak Events: 36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ollimatorTestThickness = 1.0 cm</text:p>
          </table:table-cell>
          <table:table-cell office:value-type="string">
            <text:p>collimatorTestThickness = 1.0 cm</text:p>
          </table:table-cell>
        </table:table-row>
        <table:table-row table:style-name="ro2">
          <table:table-cell office:value-type="string">
            <text:p>collimatorTestDiameter = 2.0 cm</text:p>
          </table:table-cell>
          <table:table-cell office:value-type="string">
            <text:p>collimatorTestDiameter = 2.0 cm</text:p>
          </table:table-cell>
        </table:table-row>
        <table:table-row table:style-name="ro2">
          <table:table-cell office:value-type="string">
            <text:p>collimatorTestHoleDiameter = 0.7 mm</text:p>
          </table:table-cell>
          <table:table-cell office:value-type="string">
            <text:p>collimatorTestHoleDiameter = 0.7 mm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5" office:value-type="string">
            <text:p>Total simulated Events: 10000000|Events Passed the detector: 3447| Events Interacted: 3229| Photopeak Events: 3229</text:p>
          </table:table-cell>
          <table:table-cell table:style-name="ce5" office:value-type="string">
            <text:p>Total simulated Events: 10000000|Events Passed the detector: 6122| Events Interacted: 5716| Photopeak Events: 571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3" office:value-type="string">
            <text:p>Test With Isotropic Source</text:p>
          </table:table-cell>
          <table:table-cell table:style-name="ce3" office:value-type="string">
            <text:p>Test With Isotropic Source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ollimatorTestThickness = 1.0 cm</text:p>
          </table:table-cell>
          <table:table-cell office:value-type="string">
            <text:p>CollimatorTestThickness = 0.7 cm</text:p>
          </table:table-cell>
        </table:table-row>
        <table:table-row table:style-name="ro2">
          <table:table-cell office:value-type="string">
            <text:p>collimatorTestDiameter = 2.0 cm</text:p>
          </table:table-cell>
          <table:table-cell office:value-type="string">
            <text:p>collimatorTestDiameter = 2.0 cm</text:p>
          </table:table-cell>
        </table:table-row>
        <table:table-row table:style-name="ro2">
          <table:table-cell office:value-type="string">
            <text:p>CollimatorTestHoleDiameter = 0.3 mm</text:p>
          </table:table-cell>
          <table:table-cell office:value-type="string">
            <text:p>CollimatorTestHoleDiameter = 0.3 mm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>
            <text:p>Total simulated Events: 10000000|Events Passed the detector: 2| Events Interacted: 1| Photopeak Events: 1</text:p>
          </table:table-cell>
          <table:table-cell table:style-name="ce4" office:value-type="string">
            <text:p>Total simulated Events: 10000000|Events Passed the detector: 3| Events Interacted: 3| Photopeak Events: 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ollimatorTestThickness = 1.0 cm</text:p>
          </table:table-cell>
          <table:table-cell office:value-type="string">
            <text:p>CollimatorTestThickness = 0.7 cm</text:p>
          </table:table-cell>
        </table:table-row>
        <table:table-row table:style-name="ro2">
          <table:table-cell office:value-type="string">
            <text:p>collimatorTestDiameter = 2.0 cm</text:p>
          </table:table-cell>
          <table:table-cell office:value-type="string">
            <text:p>collimatorTestDiameter = 2.0 cm</text:p>
          </table:table-cell>
        </table:table-row>
        <table:table-row table:style-name="ro2">
          <table:table-cell office:value-type="string">
            <text:p>collimatorTestHoleDiameter = 0.7 mm</text:p>
          </table:table-cell>
          <table:table-cell office:value-type="string">
            <text:p>collimatorTestHoleDiameter = 0.7 mm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6" office:value-type="string">
            <text:p>Total simulated Events: 10000000|Events Passed the detector: 70| Events Interacted: 67| Photopeak Events: 67</text:p>
          </table:table-cell>
          <table:table-cell table:style-name="ce6" office:value-type="string">
            <text:p>Total simulated Events: 10000000|Events Passed the detector: 107| Events Interacted: 99| Photopeak Events: 99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ce1" office:value-type="string">
            <text:p>Surface, Cylinder /gps/pos/radius 2.665 mm</text:p>
          </table:table-cell>
          <table:table-cell table:style-name="ce1" office:value-type="string">
            <text:p>Surface, Cylinder /gps/pos/radius 1.5 mm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3" office:value-type="string">
            <text:p>Test With Isotropic Source</text:p>
          </table:table-cell>
          <table:table-cell table:style-name="ce3" office:value-type="string">
            <text:p>Test With Isotropic Source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ollimatorTestThickness = 1.0 cm</text:p>
          </table:table-cell>
          <table:table-cell office:value-type="string">
            <text:p>CollimatorTestThickness = 0.7 cm</text:p>
          </table:table-cell>
        </table:table-row>
        <table:table-row table:style-name="ro2">
          <table:table-cell office:value-type="string">
            <text:p>collimatorTestDiameter = 2.0 cm</text:p>
          </table:table-cell>
          <table:table-cell office:value-type="string">
            <text:p>collimatorTestDiameter = 2.0 cm</text:p>
          </table:table-cell>
        </table:table-row>
        <table:table-row table:style-name="ro2">
          <table:table-cell office:value-type="string">
            <text:p>collimatorTestHoleDiameter = 0.3 mm</text:p>
          </table:table-cell>
          <table:table-cell office:value-type="string">
            <text:p>CollimatorTestHoleDiameter = 0.3 mm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>
            <text:p>Total simulated Events: 10000000|Events Passed the detector: 2| Events Interacted: 2| Photopeak Events: 2</text:p>
          </table:table-cell>
          <table:table-cell table:style-name="ce4" office:value-type="string">
            <text:p>Total simulated Events: 10000000|Events Passed the detector: 6| Events Interacted: 6| Photopeak Events: 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ollimatorTestThickness = 1.0 cm</text:p>
          </table:table-cell>
          <table:table-cell office:value-type="string">
            <text:p>CollimatorTestThickness = 0.7 cm</text:p>
          </table:table-cell>
        </table:table-row>
        <table:table-row table:style-name="ro2">
          <table:table-cell office:value-type="string">
            <text:p>collimatorTestDiameter = 2.0 cm</text:p>
          </table:table-cell>
          <table:table-cell office:value-type="string">
            <text:p>collimatorTestDiameter = 2.0 cm</text:p>
          </table:table-cell>
        </table:table-row>
        <table:table-row table:style-name="ro2">
          <table:table-cell office:value-type="string">
            <text:p>collimatorTestHoleDiameter = 0.7 mm</text:p>
          </table:table-cell>
          <table:table-cell office:value-type="string">
            <text:p>collimatorTestHoleDiameter = 0.7 mm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6" office:value-type="string">
            <text:p>Total simulated Events: 10000000|Events Passed the detector: 55| Events Interacted: 53| Photopeak Events: 53</text:p>
          </table:table-cell>
          <table:table-cell table:style-name="ce6" office:value-type="string">
            <text:p>Total simulated Events: 10000000|Events Passed the detector: 93| Events Interacted: 85| Photopeak Events: 8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6">01/26/2011</text:date>, <text:time>14:2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zge </meta:initial-creator>
    <meta:creation-date>2011-01-20T10:06:39</meta:creation-date>
    <dc:date>2011-01-26T14:21:05</dc:date>
    <dc:creator>ozge </dc:creator>
    <meta:editing-duration>PT37H10M35S</meta:editing-duration>
    <meta:editing-cycles>68</meta:editing-cycles>
    <meta:generator>OpenOffice.org/3.2$Linux OpenOffice.org_project/320m12$Build-9483</meta:generator>
    <meta:document-statistic meta:table-count="3" meta:cell-count="156" meta:object-count="0"/>
  </office:meta>
</office:document-meta>
</file>